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14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15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18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19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able-cell-properties fo:background-color="#adc5e7"/>
    </style:style>
    <style:style style:name="ce22" style:family="table-cell" style:parent-style-name="Default" style:data-style-name="N1">
      <style:table-cell-properties fo:background-color="#ffd8ce"/>
    </style:style>
    <style:style style:name="ce23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24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25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26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27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28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29" style:family="table-cell" style:parent-style-name="Default">
      <style:table-cell-properties fo:background-color="#afd095"/>
    </style:style>
    <style:style style:name="ce30" style:family="table-cell" style:parent-style-name="Default">
      <style:table-cell-properties fo:background-color="#ffffd7"/>
    </style:style>
    <style:style style:name="ce3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34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3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37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38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39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0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1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42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3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44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45" style:family="table-cell" style:parent-style-name="Default" style:data-style-name="N1">
      <style:table-cell-properties fo:background-color="#afd095"/>
    </style:style>
    <style:style style:name="ce46" style:family="table-cell" style:parent-style-name="Default" style:data-style-name="N1">
      <style:table-cell-properties fo:background-color="#ffffd7"/>
    </style:style>
    <style:style style:name="ce47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48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49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50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1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2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1" table:default-cell-style-name="ce29"/>
        <table:table-column table:style-name="co5" table:default-cell-style-name="ce29"/>
        <table:table-column table:style-name="co6" table:default-cell-style-name="ce29"/>
        <table:table-column table:style-name="co4" table:number-columns-repeated="2" table:default-cell-style-name="ce29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3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3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21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1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21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5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45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12"/>
          <table:table-cell table:style-name="ce21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45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Rules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# non-LL(1) choice/rep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Unique Tokens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/>
        </table:table-row>
        <table:table-row table:style-name="ro1">
          <table:table-cell table:number-columns-repeated="6"/>
          <table:table-cell table:style-name="ce30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0"/>
          <table:table-cell table:style-name="ce30" office:value-type="string" calcext:value-type="string">
            <text:p>Labels</text:p>
          </table:table-cell>
          <table:table-cell table:style-name="ce30" office:value-type="string" calcext:value-type="string">
            <text:p>Rec</text:p>
          </table:table-cell>
          <table:table-cell table:style-name="ce30" office:value-type="string" calcext:value-type="string">
            <text:p>Fail</text:p>
          </table:table-cell>
          <table:table-cell table:style-name="ce30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ce30" office:value-type="string" calcext:value-type="string">
            <text:p>Manual</text:p>
          </table:table-cell>
          <table:table-cell table:style-name="ce30" office:value-type="float" office:value="87" calcext:value-type="float">
            <text:p>87</text:p>
          </table:table-cell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Regular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Hard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Unique</text:p>
          </table:table-cell>
          <table:table-cell table:style-name="ce30" office:value-type="float" office:value="39" calcext:value-type="float">
            <text:p>39</text:p>
          </table:table-cell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Upath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Deep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Upath+Deep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30" office:value-type="string" calcext:value-type="string">
            <text:p>UpathPref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2"/>
          <table:table-cell table:number-columns-repeated="3"/>
          <table:table-cell table:style-name="ce30" office:value-type="string" calcext:value-type="string">
            <text:p>UpathPref + Deep</text:p>
          </table:table-cell>
          <table:table-cell table:style-name="ce30" office:value-type="float" office:value="40" calcext:value-type="float">
            <text:p>40</text:p>
          </table:table-cell>
          <table:table-cell table:style-name="ce46"/>
          <table:table-cell table:style-name="ce30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2"/>
          <table:table-cell table:number-columns-repeated="3"/>
          <table:table-cell table:style-name="ce30" table:number-columns-repeated="2"/>
          <table:table-cell table:style-name="ce46"/>
          <table:table-cell table:style-name="ce30" table:number-columns-repeated="2"/>
          <table:table-cell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30" office:value-type="string" calcext:value-type="string">
            <text:p>Rate Upath+Deep/Manual</text:p>
          </table:table-cell>
          <table:table-cell table:style-name="ce30"/>
          <table:table-cell table:style-name="ce46" table:formula="of:=[.H31]/[.H25]*100" office:value-type="float" office:value="45.9770114942529" calcext:value-type="float">
            <text:p>46</text:p>
          </table:table-cell>
          <table:table-cell table:style-name="ce30" table:number-columns-repeated="2"/>
          <table:table-cell/>
        </table:table-row>
        <table:table-row table:style-name="ro1">
          <table:table-cell table:number-columns-repeated="2"/>
          <table:table-cell table:style-name="ce22"/>
          <table:table-cell table:number-columns-repeated="3"/>
          <table:table-cell table:style-name="ce30" office:value-type="string" calcext:value-type="string">
            <text:p>Rate Upath+Deep/Regular</text:p>
          </table:table-cell>
          <table:table-cell table:style-name="ce30"/>
          <table:table-cell table:style-name="ce46" table:formula="of:=[.H29]/[.H26]*100" office:value-type="float" office:value="54.0540540540541" calcext:value-type="float">
            <text:p>54</text:p>
          </table:table-cell>
          <table:table-cell table:style-name="ce30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2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2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 table:number-columns-repeated="3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table:style-name="ce1"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6" table:formula="of:=([.H45]+[.I45])/[.H43]*100" office:value-type="float" office:value="54.8571428571429" calcext:value-type="float">
            <text:p>55</text:p>
          </table:table-cell>
          <table:table-cell table:style-name="ce7" office:value-type="string" calcext:value-type="string">
            <text:p>Unique/Manual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0" table:formula="of:=([.B45]+[.C45])/[.B43]*100" office:value-type="float" office:value="73.2558139534884" calcext:value-type="float">
            <text:p>73</text:p>
          </table:table-cell>
          <table:table-cell office:value-type="string" calcext:value-type="string">
            <text:p>Uni/Manual</text:p>
          </table:table-cell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([.H45]+[.I45])/([.H44]+[.I44])*100" office:value-type="float" office:value="64.4295302013423" calcext:value-type="float">
            <text:p>64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0" table:formula="of:=([.B45]+[.C45])/([.B44]+[.C44])*100" office:value-type="float" office:value="80.7692307692308" calcext:value-type="float">
            <text:p>81</text:p>
          </table:table-cell>
          <table:table-cell office:value-type="string" calcext:value-type="string">
            <text:p>Uni/Regular</text:p>
          </table:table-cell>
          <table:table-cell office:value-type="string" calcext:value-type="string">
            <text:p>Regular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 (UpathPrefLast)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table:number-columns-repeated="3"/>
          <table:table-cell table:style-name="ce7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7"/>
          <table:table-cell/>
          <table:table-cell table:style-name="ce30" office:value-type="string" calcext:value-type="string">
            <text:p>Approach</text:p>
          </table:table-cell>
          <table:table-cell table:style-name="ce30" office:value-type="string" calcext:value-type="string">
            <text:p>Equal</text:p>
          </table:table-cell>
          <table:table-cell table:style-name="ce30" office:value-type="string" calcext:value-type="string">
            <text:p>Extra</text:p>
          </table:table-cell>
          <table:table-cell table:style-name="ce30" office:value-type="string" calcext:value-type="string">
            <text:p>Wrong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([.B51]+[.C51])/[.B49]*100" office:value-type="float" office:value="78.4313725490196" calcext:value-type="float">
            <text:p>78</text:p>
          </table:table-cell>
          <table:table-cell office:value-type="string" calcext:value-type="string">
            <text:p>Uni/Manual</text:p>
          </table:table-cell>
          <table:table-cell table:style-name="ce30" office:value-type="string" calcext:value-type="string">
            <text:p>Manual</text:p>
          </table:table-cell>
          <table:table-cell table:style-name="ce30" office:value-type="float" office:value="87" calcext:value-type="float">
            <text:p>87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6" table:formula="of:=([.H51]+[.I51])/[.H49]*100" office:value-type="float" office:value="57.4712643678161" calcext:value-type="float">
            <text:p>57</text:p>
          </table:table-cell>
          <table:table-cell office:value-type="string" calcext:value-type="string">
            <text:p>Unique/Manual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([.B51]+[.C51])/([.B50]+[.C50])*100" office:value-type="float" office:value="79.2079207920792" calcext:value-type="float">
            <text:p>79</text:p>
          </table:table-cell>
          <table:table-cell office:value-type="string" calcext:value-type="string">
            <text:p>Uni/Regular</text:p>
          </table:table-cell>
          <table:table-cell table:style-name="ce30" office:value-type="string" calcext:value-type="string">
            <text:p>Regular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6" table:formula="of:=([.H51]+[.I51])/([.H50]+[.I50])*100" office:value-type="float" office:value="67.5675675675676" calcext:value-type="float">
            <text:p>68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office:value-type="string" calcext:value-type="string">
            <text:p>Unique (UpathPrefLastDeep)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DO: conferir Equal e Extra</text:p>
          </table:table-cell>
          <table:table-cell/>
          <table:table-cell table:style-name="ce30" office:value-type="string" calcext:value-type="string">
            <text:p>Unique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Unique (UpathPrefLast)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ODO: conferir Equal e Extra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13"/>
          <table:covered-table-cell table:style-name="ce23"/>
          <table:table-cell/>
          <table:table-cell table:style-name="ce31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39"/>
          <table:covered-table-cell table:style-name="ce47"/>
          <table:table-cell/>
        </table:table-row>
        <table:table-row table:style-name="ro1">
          <table:table-cell table:style-name="ce4" office:value-type="string" calcext:value-type="string">
            <text:p>Approach</text:p>
          </table:table-cell>
          <table:table-cell table:style-name="ce13" office:value-type="string" calcext:value-type="string">
            <text:p>Excellent</text:p>
          </table:table-cell>
          <table:table-cell table:style-name="ce13" office:value-type="string" calcext:value-type="string">
            <text:p>Good</text:p>
          </table:table-cell>
          <table:table-cell table:style-name="ce13" office:value-type="string" calcext:value-type="string">
            <text:p>Poor</text:p>
          </table:table-cell>
          <table:table-cell table:style-name="ce23" office:value-type="string" calcext:value-type="string">
            <text:p>Awful</text:p>
          </table:table-cell>
          <table:table-cell/>
          <table:table-cell table:style-name="ce32" office:value-type="string" calcext:value-type="string">
            <text:p>Approach</text:p>
          </table:table-cell>
          <table:table-cell table:style-name="ce39" office:value-type="string" calcext:value-type="string">
            <text:p>Excellent</text:p>
          </table:table-cell>
          <table:table-cell table:style-name="ce39" office:value-type="string" calcext:value-type="string">
            <text:p>Good</text:p>
          </table:table-cell>
          <table:table-cell table:style-name="ce39" office:value-type="string" calcext:value-type="string">
            <text:p>Poor</text:p>
          </table:table-cell>
          <table:table-cell table:style-name="ce47" office:value-type="string" calcext:value-type="string">
            <text:p>Awful</text:p>
          </table:table-cell>
          <table:table-cell/>
        </table:table-row>
        <table:table-row table:style-name="ro1">
          <table:table-cell table:style-name="ce5" office:value-type="string" calcext:value-type="string">
            <text:p>Manual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Manual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/>
          <table:table-cell table:style-name="ce15" table:formula="of:=com.microsoft.concat(ROUND(([.B56]/SUM([.B56:.E56]))*100;2);&quot;%&quot;)" office:value-type="string" office:string-value="90,54%" calcext:value-type="string">
            <text:p>90,54%</text:p>
          </table:table-cell>
          <table:table-cell table:style-name="ce15" table:formula="of:=com.microsoft.concat(ROUND(([.C56]/SUM([.B56:.E56]))*100;2);&quot;%&quot;)" office:value-type="string" office:string-value="4,05%" calcext:value-type="string">
            <text:p>4,05%</text:p>
          </table:table-cell>
          <table:table-cell table:style-name="ce15" table:formula="of:=com.microsoft.concat(ROUND(([.D56]/SUM([.B56:.E56]))*100;2);&quot;%&quot;)" office:value-type="string" office:string-value="5,41%" calcext:value-type="string">
            <text:p>5,41%</text:p>
          </table:table-cell>
          <table:table-cell table:style-name="ce25" table:formula="of:=com.microsoft.concat(ROUND(([.E56]/SUM([.B56:.E56]))*100;2);&quot;%&quot;)" office:value-type="string" office:string-value="0%" calcext:value-type="string">
            <text:p>0%</text:p>
          </table:table-cell>
          <table:table-cell/>
          <table:table-cell table:style-name="ce34"/>
          <table:table-cell table:style-name="ce41" table:formula="of:=com.microsoft.concat(ROUND(([.H56]/SUM([.H56:.K56]))*100;2);&quot;%&quot;)" office:value-type="string" office:string-value="74,29%" calcext:value-type="string">
            <text:p>74,29%</text:p>
          </table:table-cell>
          <table:table-cell table:style-name="ce41" table:formula="of:=com.microsoft.concat(ROUND(([.I56]/SUM([.H56:.K56]))*100;2);&quot;%&quot;)" office:value-type="string" office:string-value="17,14%" calcext:value-type="string">
            <text:p>17,14%</text:p>
          </table:table-cell>
          <table:table-cell table:style-name="ce41" table:formula="of:=com.microsoft.concat(ROUND(([.J56]/SUM([.H56:.K56]))*100;2);&quot;%&quot;)" office:value-type="string" office:string-value="8,57%" calcext:value-type="string">
            <text:p>8,57%</text:p>
          </table:table-cell>
          <table:table-cell table:style-name="ce49" table:formula="of:=com.microsoft.concat(ROUND(([.K56]/SUM([.H56:.K56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Regular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/>
          <table:table-cell table:style-name="ce15" table:formula="of:=com.microsoft.concat(ROUND(([.B58]/SUM([.B58:.E58]))*100;2);&quot;%&quot;)" office:value-type="string" office:string-value="81,08%" calcext:value-type="string">
            <text:p>81,08%</text:p>
          </table:table-cell>
          <table:table-cell table:style-name="ce15" table:formula="of:=com.microsoft.concat(ROUND(([.C58]/SUM([.B58:.E58]))*100;2);&quot;%&quot;)" office:value-type="string" office:string-value="2,7%" calcext:value-type="string">
            <text:p>2,7%</text:p>
          </table:table-cell>
          <table:table-cell table:style-name="ce15" table:formula="of:=com.microsoft.concat(ROUND(([.D58]/SUM([.B58:.E58]))*100;2);&quot;%&quot;)" office:value-type="string" office:string-value="14,86%" calcext:value-type="string">
            <text:p>14,86%</text:p>
          </table:table-cell>
          <table:table-cell table:style-name="ce25" table:formula="of:=com.microsoft.concat(ROUND(([.E58]/SUM([.B58:.E58]))*100;2);&quot;%&quot;)" office:value-type="string" office:string-value="1,35%" calcext:value-type="string">
            <text:p>1,35%</text:p>
          </table:table-cell>
          <table:table-cell/>
          <table:table-cell table:style-name="ce34"/>
          <table:table-cell table:style-name="ce41" table:formula="of:=com.microsoft.concat(ROUND(([.H58]/SUM([.H58:.K58]))*100;2);&quot;%&quot;)" office:value-type="string" office:string-value="62,86%" calcext:value-type="string">
            <text:p>62,86%</text:p>
          </table:table-cell>
          <table:table-cell table:style-name="ce41" table:formula="of:=com.microsoft.concat(ROUND(([.I58]/SUM([.H58:.K58]))*100;2);&quot;%&quot;)" office:value-type="string" office:string-value="15,43%" calcext:value-type="string">
            <text:p>15,43%</text:p>
          </table:table-cell>
          <table:table-cell table:style-name="ce41" table:formula="of:=com.microsoft.concat(ROUND(([.J58]/SUM([.H58:.K58]))*100;2);&quot;%&quot;)" office:value-type="string" office:string-value="21,71%" calcext:value-type="string">
            <text:p>21,71%</text:p>
          </table:table-cell>
          <table:table-cell table:style-name="ce49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/>
          <table:table-cell table:style-name="ce33" office:value-type="string" calcext:value-type="string">
            <text:p>Hard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7" calcext:value-type="float">
            <text:p>107</text:p>
          </table:table-cell>
          <table:table-cell table:style-name="ce48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6"/>
          <table:table-cell table:style-name="ce15" table:formula="of:=com.microsoft.concat(ROUND(([.B60]/SUM([.B60:.E60]))*100;2);&quot;%&quot;)" office:value-type="string" office:string-value="43,24%" calcext:value-type="string">
            <text:p>43,24%</text:p>
          </table:table-cell>
          <table:table-cell table:style-name="ce15" table:formula="of:=com.microsoft.concat(ROUND(([.C60]/SUM([.B60:.E60]))*100;2);&quot;%&quot;)" office:value-type="string" office:string-value="4,05%" calcext:value-type="string">
            <text:p>4,05%</text:p>
          </table:table-cell>
          <table:table-cell table:style-name="ce15" table:formula="of:=com.microsoft.concat(ROUND(([.D60]/SUM([.B60:.E60]))*100;2);&quot;%&quot;)" office:value-type="string" office:string-value="0%" calcext:value-type="string">
            <text:p>0%</text:p>
          </table:table-cell>
          <table:table-cell table:style-name="ce25" table:formula="of:=com.microsoft.concat(ROUND(([.E60]/SUM([.B60:.E60]))*100;2);&quot;%&quot;)" office:value-type="string" office:string-value="52,7%" calcext:value-type="string">
            <text:p>52,7%</text:p>
          </table:table-cell>
          <table:table-cell/>
          <table:table-cell table:style-name="ce34"/>
          <table:table-cell table:style-name="ce41" table:formula="of:=com.microsoft.concat(ROUND(([.H60]/SUM([.H60:.K60]))*100;2);&quot;%&quot;)" office:value-type="string" office:string-value="23,43%" calcext:value-type="string">
            <text:p>23,43%</text:p>
          </table:table-cell>
          <table:table-cell table:style-name="ce41" table:formula="of:=com.microsoft.concat(ROUND(([.I60]/SUM([.H60:.K60]))*100;2);&quot;%&quot;)" office:value-type="string" office:string-value="4,57%" calcext:value-type="string">
            <text:p>4,57%</text:p>
          </table:table-cell>
          <table:table-cell table:style-name="ce41" table:formula="of:=com.microsoft.concat(ROUND(([.J60]/SUM([.H60:.K60]))*100;2);&quot;%&quot;)" office:value-type="string" office:string-value="61,14%" calcext:value-type="string">
            <text:p>61,14%</text:p>
          </table:table-cell>
          <table:table-cell table:style-name="ce49" table:formula="of:=com.microsoft.concat(ROUND(([.K60]/SUM([.H60:.K60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5" office:value-type="string" calcext:value-type="string">
            <text:p>Unique (Upath)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style-name="ce33" office:value-type="string" calcext:value-type="string">
            <text:p>Unique (UpathPrefLast)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8" calcext:value-type="float">
            <text:p>98</text:p>
          </table:table-cell>
          <table:table-cell table:style-name="ce48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"/>
          <table:table-cell table:style-name="ce15" table:formula="of:=com.microsoft.concat(ROUND(([.B62]/SUM([.B62:.E62]))*100;2);&quot;%&quot;)" office:value-type="string" office:string-value="63,51%" calcext:value-type="string">
            <text:p>63,51%</text:p>
          </table:table-cell>
          <table:table-cell table:style-name="ce15" table:formula="of:=com.microsoft.concat(ROUND(([.C62]/SUM([.B62:.E62]))*100;2);&quot;%&quot;)" office:value-type="string" office:string-value="10,81%" calcext:value-type="string">
            <text:p>10,81%</text:p>
          </table:table-cell>
          <table:table-cell table:style-name="ce15" table:formula="of:=com.microsoft.concat(ROUND(([.D62]/SUM([.B62:.E62]))*100;2);&quot;%&quot;)" office:value-type="string" office:string-value="20,27%" calcext:value-type="string">
            <text:p>20,27%</text:p>
          </table:table-cell>
          <table:table-cell table:style-name="ce25" table:formula="of:=com.microsoft.concat(ROUND(([.E62]/SUM([.B62:.E62]))*100;2);&quot;%&quot;)" office:value-type="string" office:string-value="5,41%" calcext:value-type="string">
            <text:p>5,41%</text:p>
          </table:table-cell>
          <table:table-cell/>
          <table:table-cell table:style-name="ce34"/>
          <table:table-cell table:style-name="ce41" table:formula="of:=com.microsoft.concat(ROUND(([.H62]/SUM([.H62:.K62]))*100;2);&quot;%&quot;)" office:value-type="string" office:string-value="37,14%" calcext:value-type="string">
            <text:p>37,14%</text:p>
          </table:table-cell>
          <table:table-cell table:style-name="ce41" table:formula="of:=com.microsoft.concat(ROUND(([.I62]/SUM([.H62:.K62]))*100;2);&quot;%&quot;)" office:value-type="string" office:string-value="3,43%" calcext:value-type="string">
            <text:p>3,43%</text:p>
          </table:table-cell>
          <table:table-cell table:style-name="ce41" table:formula="of:=com.microsoft.concat(ROUND(([.J62]/SUM([.H62:.K62]))*100;2);&quot;%&quot;)" office:value-type="string" office:string-value="56%" calcext:value-type="string">
            <text:p>56%</text:p>
          </table:table-cell>
          <table:table-cell table:style-name="ce49" table:formula="of:=com.microsoft.concat(ROUND(([.K62]/SUM([.H62:.K62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>
          <table:table-cell table:style-name="ce7" office:value-type="string" calcext:value-type="string">
            <text:p>Acceptable Unique/Manual</text:p>
          </table:table-cell>
          <table:table-cell table:style-name="ce16" table:formula="of:=([.B62]+[.C62])/([.B56]+[.C56])*100" office:value-type="float" office:value="78.5714285714286" calcext:value-type="float">
            <text:p>79</text:p>
          </table:table-cell>
          <table:table-cell table:style-name="ce7" table:number-columns-repeated="3"/>
          <table:table-cell/>
          <table:table-cell table:style-name="ce7" office:value-type="string" calcext:value-type="string">
            <text:p>Acceptable Unique/Manual</text:p>
          </table:table-cell>
          <table:table-cell table:style-name="ce20" table:formula="of:=([.H62]+[.I62])/([.H56]+[.I56])*100" office:value-type="float" office:value="44.375" calcext:value-type="float">
            <text:p>4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7" office:value-type="string" calcext:value-type="string">
            <text:p>Acceptable Unique/Regular</text:p>
          </table:table-cell>
          <table:table-cell table:style-name="ce16" table:formula="of:=([.B62]+[.C62])/([.B58]+[.C58])*100" office:value-type="float" office:value="88.7096774193548" calcext:value-type="float">
            <text:p>89</text:p>
          </table:table-cell>
          <table:table-cell table:style-name="ce7" table:number-columns-repeated="3"/>
          <table:table-cell/>
          <table:table-cell table:style-name="ce7" office:value-type="string" calcext:value-type="string">
            <text:p>Acceptable Unique/Regular</text:p>
          </table:table-cell>
          <table:table-cell table:style-name="ce20" table:formula="of:=([.H62]+[.I62])/([.H58]+[.I58])*100" office:value-type="float" office:value="51.8248175182482" calcext:value-type="float">
            <text:p>52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17"/>
          <table:covered-table-cell table:style-name="ce26"/>
          <table:table-cell/>
          <table:table-cell table:style-name="ce35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42"/>
          <table:covered-table-cell table:style-name="ce50"/>
          <table:table-cell/>
        </table:table-row>
        <table:table-row table:style-name="ro1">
          <table:table-cell table:style-name="ce9" office:value-type="string" calcext:value-type="string">
            <text:p>Approach</text:p>
          </table:table-cell>
          <table:table-cell table:style-name="ce17" office:value-type="string" calcext:value-type="string">
            <text:p>Excellent</text:p>
          </table:table-cell>
          <table:table-cell table:style-name="ce17" office:value-type="string" calcext:value-type="string">
            <text:p>Good</text:p>
          </table:table-cell>
          <table:table-cell table:style-name="ce17" office:value-type="string" calcext:value-type="string">
            <text:p>Poor</text:p>
          </table:table-cell>
          <table:table-cell table:style-name="ce26" office:value-type="string" calcext:value-type="string">
            <text:p>Awful</text:p>
          </table:table-cell>
          <table:table-cell/>
          <table:table-cell table:style-name="ce36" office:value-type="string" calcext:value-type="string">
            <text:p>Approach</text:p>
          </table:table-cell>
          <table:table-cell table:style-name="ce42" office:value-type="string" calcext:value-type="string">
            <text:p>Excellent</text:p>
          </table:table-cell>
          <table:table-cell table:style-name="ce42" office:value-type="string" calcext:value-type="string">
            <text:p>Good</text:p>
          </table:table-cell>
          <table:table-cell table:style-name="ce42" office:value-type="string" calcext:value-type="string">
            <text:p>Poor</text:p>
          </table:table-cell>
          <table:table-cell table:style-name="ce50" office:value-type="string" calcext:value-type="string">
            <text:p>Awful</text:p>
          </table:table-cell>
          <table:table-cell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Manual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/>
          <table:table-cell table:style-name="ce19" table:formula="of:=com.microsoft.concat(ROUND(([.B70]/SUM([.B70:.E70]))*100;2);&quot;%&quot;)" office:value-type="string" office:string-value="80,2%" calcext:value-type="string">
            <text:p>80,2%</text:p>
          </table:table-cell>
          <table:table-cell table:style-name="ce19" table:formula="of:=com.microsoft.concat(ROUND(([.C70]/SUM([.B70:.E70]))*100;2);&quot;%&quot;)" office:value-type="string" office:string-value="10,89%" calcext:value-type="string">
            <text:p>10,89%</text:p>
          </table:table-cell>
          <table:table-cell table:style-name="ce19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28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38"/>
          <table:table-cell table:style-name="ce44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44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44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2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0" office:value-type="string" calcext:value-type="string">
            <text:p>Regular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Regular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/>
          <table:table-cell table:style-name="ce19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19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19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28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38"/>
          <table:table-cell table:style-name="ce44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44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44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2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0" office:value-type="string" calcext:value-type="string">
            <text:p>Hard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Hard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1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1"/>
          <table:table-cell table:style-name="ce19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19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19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28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38"/>
          <table:table-cell table:style-name="ce44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44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44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2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0" office:value-type="string" calcext:value-type="string">
            <text:p>Unique (UpathPrefLastDeep)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Unique (UpathPrefLast)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51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1"/>
          <table:table-cell table:style-name="ce19" table:formula="of:=com.microsoft.concat(ROUND(([.B76]/SUM([.B76:.E76]))*100;2);&quot;%&quot;)" office:value-type="string" office:string-value="62,38%" calcext:value-type="string">
            <text:p>62,38%</text:p>
          </table:table-cell>
          <table:table-cell table:style-name="ce19" table:formula="of:=com.microsoft.concat(ROUND(([.C76]/SUM([.B76:.E76]))*100;2);&quot;%&quot;)" office:value-type="string" office:string-value="13,86%" calcext:value-type="string">
            <text:p>13,86%</text:p>
          </table:table-cell>
          <table:table-cell table:style-name="ce19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28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38"/>
          <table:table-cell table:style-name="ce44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44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44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2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  <table:table-row table:style-name="ro1">
          <table:table-cell table:style-name="ce7" office:value-type="string" calcext:value-type="string">
            <text:p>Acceptable Unique/Manual</text:p>
          </table:table-cell>
          <table:table-cell table:style-name="ce20" table:formula="of:=([.B76]+[.C76])/([.B70]+[.C70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7" office:value-type="string" calcext:value-type="string">
            <text:p>Acceptable Unique/Manual</text:p>
          </table:table-cell>
          <table:table-cell table:style-name="ce20" table:formula="of:=([.H76]+[.I76])/([.H70]+[.I70])*100" office:value-type="float" office:value="62.5" calcext:value-type="float">
            <text:p>6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7" office:value-type="string" calcext:value-type="string">
            <text:p>Acceptable Unique/Regular</text:p>
          </table:table-cell>
          <table:table-cell table:style-name="ce20" table:formula="of:=([.B76]+[.C76])/([.B72]+[.C72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7" office:value-type="string" calcext:value-type="string">
            <text:p>Acceptable Unique/Regular</text:p>
          </table:table-cell>
          <table:table-cell table:style-name="ce20" table:formula="of:=([.H76]+[.I76])/([.H72]+[.I72])*100" office:value-type="float" office:value="81.3953488372093" calcext:value-type="float">
            <text:p>81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0:07:50.8199639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9-10T10:13:01.650800968</dc:date>
    <meta:editing-duration>P1DT3H26M26S</meta:editing-duration>
    <meta:editing-cycles>62</meta:editing-cycles>
    <meta:generator>LibreOffice/5.1.6.2$Linux_X86_64 LibreOffice_project/10m0$Build-2</meta:generator>
    <meta:document-statistic meta:table-count="1" meta:cell-count="469" meta:object-count="0"/>
  </office:meta>
</office:document-meta>
</file>